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/>
  <office:body>
    <office:text>
      <text:p text:style-name="Normal">APRIL IN THE GRAND VALLEY</text:p>
      <text:p text:style-name="Normal"/>
      <text:p text:style-name="Normal">The constant gust of a spring evening grey storm</text:p>
      <text:p text:style-name="Normal">Round the valley it rushes</text:p>
      <text:p text:style-name="Normal">To nowhere</text:p>
      <text:p text:style-name="Normal">As old trees creek</text:p>
      <text:p text:style-name="Normal">With yet few leaves</text:p>
      <text:p text:style-name="Normal"/>
      <text:p text:style-name="Normal">Grand Junction in the Spring</text:p>
      <text:p text:style-name="Normal">Where turtledoves coo on powerlines</text:p>
      <text:p text:style-name="Normal">Hovering over the last alleyways of Americana</text:p>
      <text:p text:style-name="Normal">With a promise of something simpler</text:p>
      <text:p text:style-name="Normal">Cloud shadows roll across cliffs</text:p>
      <text:p text:style-name="Normal">Until the grey closes in</text:p>
      <text:p text:style-name="Normal">Safe from satellites</text:p>
      <text:p text:style-name="Normal">Spring cleaning junk on the street</text:p>
      <text:p text:style-name="Normal">The return of the warm breeze</text:p>
      <text:p text:style-name="Normal">Squat white houses hang from the lowest middle rung</text:p>
      <text:p text:style-name="Normal">A little old West</text:p>
      <text:p text:style-name="Normal">A little junk in the yards</text:p>
      <text:p text:style-name="Normal">Some cows</text:p>
      <text:p text:style-name="Normal">Some horses, even some wild ones</text:p>
      <text:p text:style-name="Normal">Merciless sunniness most days</text:p>
      <text:p text:style-name="Normal">So I relish the turbulence, safe with my tea and incense</text:p>
      <text:p text:style-name="Normal"/>
      <text:p text:style-name="Normal">The gratitude of the hermit is m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